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Standard.Module1.Initialize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Module1.Initialize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Albany" svg:font-family="Albany" style:font-family-generic="swiss" style:font-pitch="variable"/>
    <style:font-face style:name="Albany1" svg:font-family="Albany" style:font-adornments="Bold" style:font-family-generic="swiss" style:font-pitch="variable"/>
    <style:font-face style:name="Albany2" svg:font-family="Albany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umberland" svg:font-family="Cumberland" style:font-family-generic="modern" style:font-pitch="fixed"/>
    <style:font-face style:name="MS Mincho" svg:font-family="'MS Mincho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Table23" style:family="table">
      <style:table-properties style:width="17.411cm" table:align="right"/>
    </style:style>
    <style:style style:name="Table23.A" style:family="table-column">
      <style:table-column-properties style:column-width="12.488cm"/>
    </style:style>
    <style:style style:name="Table23.B" style:family="table-column">
      <style:table-column-properties style:column-width="4.923cm"/>
    </style:style>
    <style:style style:name="Table23.A1" style:family="table-cell">
      <style:table-cell-properties fo:padding="0.097cm" fo:border-left="0.05pt solid #bdbec0" fo:border-right="none" fo:border-top="0.05pt solid #bdbec0" fo:border-bottom="0.05pt solid #bdbec0"/>
    </style:style>
    <style:style style:name="Table23.B1" style:family="table-cell">
      <style:table-cell-properties fo:padding="0.097cm" fo:border="0.05pt solid #bdbec0"/>
    </style:style>
    <style:style style:name="P1" style:family="paragraph" style:parent-style-name="Table_20_Contents">
      <style:text-properties officeooo:rsid="0012d737" officeooo:paragraph-rsid="0012d737"/>
    </style:style>
    <style:style style:name="P2" style:family="paragraph" style:parent-style-name="Standard">
      <style:text-properties fo:font-weight="normal" style:font-weight-asian="normal" style:font-weight-complex="normal"/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>
        <form:form form:name="Standard" form:allow-deletes="false" form:allow-inserts="false" form:allow-updates="fals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tracked-changes text:track-changes="false">
        <text:changed-region xml:id="ct93825066833344" text:id="ct93825066833344">
          <text:deletion>
            <office:change-info>
              <dc:creator>Unknown Author</dc:creator>
              <dc:date>2008-11-10T11:48:00</dc:date>
            </office:change-info>
            <text:p text:style-name="Table_20_Contents"><text:placeholder text:placeholder-type="text">&lt;Format: Dec 31, 2000&gt;</text:placeholder></text:p>
          </text:deletion>
        </text:changed-region>
        <text:changed-region xml:id="ct93825067490016" text:id="ct93825067490016">
          <text:insertion>
            <office:change-info>
              <dc:creator>Unknown Author</dc:creator>
              <dc:date>2008-11-10T11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Heading_20_1" text:outline-level="1">Open Issues</text:h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">Row 1</text:p>
            </table:table-cell>
            <table:table-cell table:style-name="Table23.B1" office:value-type="string">
              <text:p text:style-name="Table_20_Contents"><text:change text:change-id="ct93825066833344"/><text:change-start text:change-id="ct93825067490016"/><text:date style:data-style-name="N40" text:date-value="2008-11-10T11:48:21" text:fixed="true">Nov 10, 2008</text:date><text:change-end text:change-id="ct93825067490016"/></text:p>
            </table:table-cell>
          </table:table-row>
        </table:table-header-rows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 style:font-pitch="variable"/>
    <style:font-face style:name="Albany1" svg:font-family="Albany" style:font-adornments="Bold" style:font-family-generic="swiss" style:font-pitch="variable"/>
    <style:font-face style:name="Albany2" svg:font-family="Albany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umberland" svg:font-family="Cumberland" style:font-family-generic="modern" style:font-pitch="fixed"/>
    <style:font-face style:name="MS Mincho" svg:font-family="'MS Mincho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12pt" fo:language="en" fo:country="US" style:letter-kerning="true" style:font-name-asian="Andale Sans UI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horndale" fo:font-size="12pt" fo:language="en" fo:country="US" style:letter-kerning="true" style:font-name-asian="Andale Sans UI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lbany2" fo:font-family="Albany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lbany2" fo:font-family="Albany" style:font-style-name="Regular" style:font-family-generic="swiss" style:font-pitch="variable"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fo:margin-top="0.801cm" fo:margin-bottom="0.75cm" style:contextual-spacing="false"/>
    </style:style>
    <style:style style:name="Signature" style:family="paragraph" style:parent-style-name="Standard" style:class="text">
      <style:paragraph-properties fo:margin-top="0.85cm" fo:margin-bottom="0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="none" draw:fill-color="#99ccff"/>
      <style:paragraph-properties fo:margin-top="1cm" fo:margin-bottom="0.199cm" style:contextual-spacing="false" fo:background-color="transparent" text:number-lines="true" text:line-number="0">
        <style:tab-stops/>
      </style:paragraph-properties>
      <style:text-properties fo:font-size="14pt" fo:font-weight="bold" style:letter-kerning="true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7cm" fo:margin-bottom="0.199cm" style:contextual-spacing="false"/>
      <style:text-properties fo:font-size="12pt" fo:font-style="normal" fo:font-weight="bold" style:letter-kerning="tru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7cm" fo:margin-bottom="0.199cm" style:contextual-spacing="false" style:page-number="auto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style:font-name="Albany1" fo:font-family="Albany" style:font-style-name="Bold" style:font-family-generic="swiss" style:font-pitch="variable"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chapter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chapter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chapter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chapter">
      <style:paragraph-properties fo:margin-top="0cm" fo:margin-bottom="0.011cm" style:contextual-spacing="false" style:shadow="none"/>
      <style:text-properties fo:font-size="8pt" fo:font-weight="normal" style:letter-kerning="true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1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1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9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9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9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2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2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2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2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9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9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9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9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1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1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9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9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9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2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2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9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9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9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9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5382a1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99ccff"/>
      <style:paragraph-properties fo:text-align="left" style:justify-single-word="false" fo:background-color="transparent" fo:padding="0.049cm" fo:border-left="none" fo:border-right="none" fo:border-top="0.06pt solid #5382a1" fo:border-bottom="none" text:number-lines="false" text:line-number="0">
        <style:tab-stops>
          <style:tab-stop style:position="0cm"/>
          <style:tab-stop style:position="8.5cm" style:type="center"/>
          <style:tab-stop style:position="16.999cm" style:type="right"/>
        </style:tab-stops>
      </style:paragraph-properties>
      <style:text-properties style:font-name="Albany2" fo:font-family="Albany" style:font-style-name="Regular" style:font-family-generic="swiss" style:font-pitch="variable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cm" style:contextual-spacing="false" fo:text-align="left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99ccff"/>
      <style:paragraph-properties fo:margin-top="0cm" fo:margin-bottom="0cm" style:contextual-spacing="false" fo:text-align="left" style:justify-single-word="false" fo:background-color="transparent" style:shadow="none" text:number-lines="false" text:line-number="0"/>
      <style:text-properties fo:color="#ffffff" loext:opacity="100%" fo:font-size="10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fo:padding="0cm" fo:border="none" style:shadow="none" text:number-lines="false" text:line-number="0"/>
      <style:text-properties style:font-name="Albany2" fo:font-family="Albany" style:font-style-name="Regular" style:font-family-generic="swiss" style:font-pitch="variable" fo:font-size="8pt" fo:font-style="normal" style:font-size-asian="10pt" style:font-style-asian="italic" style:font-name-complex="Tahoma" style:font-family-complex="Tahoma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/>
    </style:style>
    <style:style style:name="Sender" style:family="paragraph" style:parent-style-name="Standard" style:class="extra">
      <style:paragraph-properties fo:margin-top="0cm" fo:margin-bottom="0.106cm" style:contextual-spacing="false"/>
      <style:text-properties fo:font-size="10pt" fo:letter-spacing="normal" fo:font-style="italic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49cm" fo:margin-bottom="0cm" style:contextual-spacing="false" fo:text-indent="0cm" style:auto-text-indent="false">
        <style:tab-stops>
          <style:tab-stop style:position="16.538cm" style:type="right" style:leader-style="dotted" style:leader-text="."/>
        </style:tab-stops>
      </style:paragraph-properties>
      <style:text-properties fo:color="#000000" loext:opacity="100%" style:font-name="Albany2" fo:font-family="Albany" style:font-style-name="Regular" style:font-family-generic="swiss" style:font-pitch="variable" fo:font-size="10pt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lbany1" fo:font-family="Albany" style:font-style-name="Bold" style:font-family-generic="swiss" style:font-pitch="variable" fo:font-size="10pt" fo:font-weight="normal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lbany1" fo:font-family="Albany" style:font-style-name="Bold" style:font-family-generic="swiss" style:font-pitch="variable" fo:font-size="10pt" fo:font-weight="normal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lbany2" fo:font-family="Albany" style:font-style-name="Regular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color="#35556b" loext:opacity="100%" style:font-name="Albany2" fo:font-family="Albany" style:font-style-name="Regular" style:font-family-generic="swiss" style:font-pitch="variable" fo:font-size="10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51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1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51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1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ction" style:family="paragraph" style:parent-style-name="Text_20_body">
      <loext:graphic-properties draw:fill="none" draw:fill-color="#99ccff"/>
      <style:paragraph-properties fo:orphans="2" fo:widows="2" fo:background-color="transparent">
        <style:tab-stops/>
        <style:drop-cap/>
      </style:paragraph-properties>
      <style:text-properties style:font-name="Albany2" fo:font-family="Albany" style:font-style-name="Regular" style:font-family-generic="swiss" style:font-pitch="variable" fo:font-size="10pt"/>
    </style:style>
    <style:style style:name="Sender_20_in_20_adressee_20_field" style:display-name="Sender in adressee field" style:family="paragraph" style:parent-style-name="Standard" style:next-style-name="Standard">
      <style:paragraph-properties fo:margin-top="0cm" fo:margin-bottom="0.199cm" style:contextual-spacing="false" fo:line-height="100%" fo:text-align="center" style:justify-single-word="false" fo:keep-together="auto" fo:orphans="0" fo:widows="0" fo:hyphenation-ladder-count="255" fo:hyphenation-keep="auto" loext:hyphenation-keep-type="column" loext:hyphenation-keep-line="false" fo:break-before="auto" fo:break-after="auto"/>
      <style:text-properties fo:font-size="6pt" fo:letter-spacing="normal" fo:hyphenate="false" fo:hyphenation-remain-char-count="2" fo:hyphenation-push-char-count="2" loext:hyphenation-no-caps="false" loext:hyphenation-no-last-word="false" loext:hyphenation-word-char-count="no-limit" loext:hyphenation-zone="no-limit" loext:hyphenation-compound-remain-char-count="2" loext:hyphenation-compound-push-char-count="2"/>
    </style:style>
    <style:style style:name="Sender_20_in_20_header" style:display-name="Sender in header" style:family="paragraph" style:parent-style-name="Standard">
      <style:text-properties fo:font-size="8pt" fo:letter-spacing="normal"/>
    </style:style>
    <style:style style:name="Logo_20_in_20_header" style:display-name="Logo in header" style:family="paragraph" style:parent-style-name="Standard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fo:break-before="auto" fo:break-after="auto"/>
      <style:text-properties fo:font-size="8pt" fo:letter-spacing="normal" fo:font-style="italic" fo:font-weight="bold" fo:hyphenate="false" fo:hyphenation-remain-char-count="2" fo:hyphenation-push-char-count="2" loext:hyphenation-no-caps="false" loext:hyphenation-no-last-word="false" loext:hyphenation-word-char-count="no-limit" loext:hyphenation-zone="no-limit" loext:hyphenation-compound-remain-char-count="2" loext:hyphenation-compound-push-char-count="2"/>
    </style:style>
    <style:style style:name="Logo_20_from_20_page_20_1" style:display-name="Logo from page 1" style:family="paragraph" style:parent-style-name="Standard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fo:break-before="auto" fo:break-after="auto"/>
      <style:text-properties fo:font-size="36pt" fo:letter-spacing="normal" fo:font-style="italic" fo:font-weight="bold" fo:hyphenate="false" fo:hyphenation-remain-char-count="2" fo:hyphenation-push-char-count="2" loext:hyphenation-no-caps="false" loext:hyphenation-no-last-word="false" loext:hyphenation-word-char-count="no-limit" loext:hyphenation-zone="no-limit" loext:hyphenation-compound-remain-char-count="2" loext:hyphenation-compound-push-char-count="2"/>
    </style:style>
    <style:style style:name="Subject" style:family="paragraph" style:parent-style-name="Standard"/>
    <style:style style:name="Opening" style:family="paragraph" style:parent-style-name="Standard">
      <style:paragraph-properties fo:margin-top="0.349cm" fo:margin-bottom="0.349cm" style:contextual-spacing="false" fo:text-align="left" style:justify-single-word="false" fo:keep-together="auto" fo:orphans="0" fo:widows="0" fo:hyphenation-ladder-count="255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 loext:hyphenation-compound-remain-char-count="2" loext:hyphenation-compound-push-char-count="2"/>
    </style:style>
    <style:style style:name="Enclosures" style:family="paragraph" style:parent-style-name="Text_20_body">
      <style:paragraph-properties fo:margin-top="0.3cm" fo:margin-bottom="0.3cm" style:contextual-spacing="false"/>
    </style:style>
    <style:style style:name="Position" style:family="paragraph" style:parent-style-name="Signature">
      <style:paragraph-properties fo:margin-top="0cm" fo:margin-bottom="0.21cm" style:contextual-spacing="false"/>
    </style:style>
    <style:style style:name="Elements_20_heading" style:display-name="Elements heading" style:family="paragraph" style:parent-style-name="Table_20_Contents">
      <style:text-properties fo:font-size="8pt"/>
    </style:style>
    <style:style style:name="Logo_20_in_20_der_20_Kopfzeile" style:display-name="Logo in der Kopfzeile" style:family="paragraph" style:parent-style-name="Standard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fo:break-before="auto" fo:break-after="auto"/>
      <style:text-properties fo:font-variant="normal" fo:text-transform="none" style:text-outline="false" fo:font-size="8pt" fo:letter-spacing="normal" fo:language="de" fo:country="DE" fo:font-style="italic" fo:font-weight="bold" fo:hyphenate="false" fo:hyphenation-remain-char-count="2" fo:hyphenation-push-char-count="2" loext:hyphenation-no-caps="false" loext:hyphenation-no-last-word="false" loext:hyphenation-word-char-count="no-limit" loext:hyphenation-zone="no-limit" loext:hyphenation-compound-remain-char-count="2" loext:hyphenation-compound-push-char-count="2"/>
    </style:style>
    <style:style style:name="Absender_20_in_20_der_20_Kopfzeile" style:display-name="Absender in der Kopfzeile" style:family="paragraph" style:parent-style-name="Standard">
      <style:text-properties fo:font-variant="normal" fo:text-transform="none" fo:font-size="8pt" fo:letter-spacing="normal" fo:language="de" fo:country="DE"/>
    </style:style>
    <style:style style:name="Hintergrundobjekte" style:family="paragraph" style:parent-style-name="Standard">
      <style:paragraph-properties fo:line-height="90%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Hintergrund" style:family="paragraph" style:parent-style-name="Standard">
      <style:paragraph-properties style:text-autospace="none"/>
    </style:style>
    <style:style style:name="Notizen" style:family="paragraph" style:parent-style-name="Standard">
      <style:paragraph-properties fo:margin-top="0.127cm" fo:margin-bottom="0cm" style:contextual-spacing="false" style:line-height-at-least="0.353cm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/>
    </style:style>
    <style:style style:name="Gliederung_20_3" style:display-name="Gliederung 3" style:family="paragraph" style:parent-style-name="Standard">
      <style:paragraph-properties fo:margin-left="3.099cm" fo:margin-right="0cm" fo:margin-top="0.305cm" fo:margin-bottom="0cm" style:contextual-spacing="false" fo:text-indent="-0.635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Quote" style:family="paragraph" style:parent-style-name="Standard">
      <style:paragraph-properties fo:margin-left="0cm" fo:margin-right="0cm" fo:margin-top="0cm" fo:margin-bottom="0cm" style:contextual-spacing="false" fo:line-height="85%" fo:text-align="left" style:justify-single-word="false" fo:text-indent="0cm" style:auto-text-indent="false" style:text-autospace="none"/>
      <style:text-properties fo:color="#5382a1" loext:opacity="100%" style:text-outline="false" style:text-line-through-style="none" style:text-line-through-type="none" style:font-name="Arial" fo:font-family="Arial" style:font-family-generic="swiss" style:font-pitch="variable" fo:font-size="60pt" fo:letter-spacing="normal" fo:font-style="normal" fo:text-shadow="none" style:text-underline-style="none" fo:font-weight="bold" style:letter-kerning="false" style:font-name-asian="Arial" style:font-family-asian="Arial" style:font-family-generic-asian="swiss" style:font-pitch-asian="variable" style:font-size-asian="60pt" style:font-style-asian="normal" style:font-weight-asian="bold" style:font-name-complex="Arial" style:font-family-complex="Arial" style:font-family-generic-complex="swiss" style:font-pitch-complex="variable" style:font-size-complex="60pt" style:font-style-complex="normal" style:font-weight-complex="bold"/>
    </style:style>
    <style:style style:name="Figure" style:family="paragraph" style:parent-style-name="Caption" style:class="extra">
      <loext:graphic-properties draw:fill="none" draw:fill-color="#99ccff"/>
      <style:paragraph-properties fo:background-color="transparent" fo:padding="0cm" fo:border="none">
        <style:tab-stops/>
      </style:paragraph-properties>
      <style:text-properties fo:font-weight="normal"/>
    </style:style>
    <style:style style:name="Untitled1" style:family="paragraph" style:parent-style-name="Text_20_body" style:class="extra">
      <style:paragraph-properties fo:text-align="left" style:justify-single-word="false"/>
    </style:style>
    <style:style style:name="ControlProperies" style:family="paragraph" style:parent-style-name="Text_20_body" style:class="text">
      <style:paragraph-properties fo:keep-together="always"/>
      <style:text-properties style:font-name="Albany2" fo:font-family="Albany" style:font-style-name="Regular" style:font-family-generic="swiss" style:font-pitch="variable" fo:font-size="10pt"/>
    </style:style>
    <style:style style:name="Table_20_Contents_20_Properties" style:display-name="Table Contents Properties" style:family="paragraph" style:parent-style-name="Table_20_Contents" style:class="extra">
      <style:paragraph-properties style:shadow="none"/>
      <style:text-properties style:font-name="Albany2" fo:font-family="Albany" style:font-style-name="Regular" style:font-family-generic="swiss" style:font-pitch="variable" fo:font-size="10pt"/>
    </style:style>
    <style:style style:name="Properties" style:family="paragraph" style:parent-style-name="Standard" style:class="text">
      <style:text-properties style:font-name="Albany2" fo:font-family="Albany" style:font-style-name="Regular" style:font-family-generic="swiss" style:font-pitch="variable" fo:font-size="10pt"/>
    </style:style>
    <style:style style:name="Properies" style:family="paragraph" style:parent-style-name="Standard" style:class="text" style:master-page-name="">
      <style:paragraph-properties style:page-number="auto"/>
      <style:text-properties style:font-name="Albany2" fo:font-family="Albany" style:font-style-name="Regular" style:font-family-generic="swiss" style:font-pitch="variable" fo:font-size="10pt"/>
    </style:style>
    <style:style style:name="Section_20_Heading" style:display-name="Section Heading" style:family="paragraph" style:parent-style-name="Heading_20_6" style:default-outline-level="" style:list-style-name=""/>
    <style:style style:name="Software_20_Specification_20_Document" style:display-name="Software Specification Document" style:family="paragraph" style:parent-style-name="Standard" style:next-style-name="Standard">
      <style:paragraph-properties fo:text-align="left" style:justify-single-word="false" fo:padding="0.049cm" fo:border-left="none" fo:border-right="none" fo:border-top="none" fo:border-bottom="0.06pt solid #5382a1"/>
      <style:text-properties style:font-name="Albany" fo:font-family="Albany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color="#000080" loext:opacity="100%" style:font-name="Albany2" fo:font-family="Albany" style:font-style-name="Regular" style:font-family-generic="swiss" style:font-pitch="variable" fo:font-size="10pt" fo:background-color="transparent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>
      <style:text-properties fo:color="#5382a1" loext:opacity="100%" style:font-name="Albany2" fo:font-family="Albany" style:font-style-name="Regular" style:font-family-generic="swiss" style:font-pitch="variable" fo:font-size="10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Exampl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User_20_Entry" style:display-name="User Entry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Contents_20_Link" style:display-name="Contents Link" style:family="text" style:parent-style-name="Internet_20_link">
      <style:text-properties fo:color="#000000" loext:opacity="100%" style:text-underline-style="none"/>
    </style:style>
    <style:style style:name="Table-Of-Contents-Number" style:family="text">
      <style:text-properties fo:color="#35556b" loext:opacity="100%" style:font-name="Albany2" fo:font-family="Albany" style:font-style-name="Regular" style:font-family-generic="swiss" style:font-pitch="variable" fo:font-size="10pt" fo:font-weight="bold"/>
    </style:style>
    <style:style style:name="Table-Of-Content-Link" style:family="text" style:parent-style-name="Internet_20_link">
      <style:text-properties fo:color="#35556b" loext:opacity="100%" style:font-name="Albany2" fo:font-family="Albany" style:font-style-name="Regular" style:font-family-generic="swiss" style:font-pitch="variable" fo:font-size="10pt" style:text-underline-style="none" fo:background-color="transparent"/>
    </style:style>
    <style:style style:name="ChapterNumber" style:family="text" style:parent-style-name="Table-Of-Content-Link">
      <style:text-properties fo:font-weight="bold" fo:background-color="transparent"/>
    </style:style>
    <style:style style:name="Table-Of--Contents-Number-Normal" style:family="text" style:parent-style-name="Table-Of-Contents-Number">
      <style:text-properties fo:font-weight="normal"/>
    </style:style>
    <style:style style:name="Table-Item" style:family="text">
      <style:text-properties style:font-name="Albany1" fo:font-family="Albany" style:font-style-name="Bold" style:font-family-generic="swiss" style:font-pitch="variable" fo:font-size="14pt" fo:font-weight="bold" fo:background-color="#35556b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1">
        <style:list-level-properties text:min-label-width="2cm"/>
      </text:outline-level-style>
      <text:outline-level-style text:level="2" loext:num-list-format="%1%.%2%" style:num-format="1" text:display-levels="2">
        <style:list-level-properties text:min-label-width="2cm"/>
      </text:outline-level-style>
      <text:outline-level-style text:level="3" loext:num-list-format="%1%.%2%.%3%" style:num-format="1" text:display-levels="3">
        <style:list-level-properties text:min-label-width="2cm"/>
      </text:outline-level-style>
      <text:outline-level-style text:level="4" loext:num-list-format="%1%.%2%.%3%.%4%" style:num-format="1" text:display-levels="4">
        <style:list-level-properties text:min-label-width="2cm"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Item_20__23_" style:display-name="Item #">
      <text:list-level-style-number text:level="1" text:style-name="Numbering_20_Symbols" loext:num-list-format="#%1%" style:num-prefix="#" style:num-format="1">
        <style:list-level-properties text:min-label-width="0.7cm"/>
      </text:list-level-style-number>
      <text:list-level-style-number text:level="2" text:style-name="Numbering_20_Symbols" loext:num-list-format="#%2%" style:num-prefix="#" style:num-format="1">
        <style:list-level-properties text:space-before="1.27cm" text:min-label-width="0.7cm"/>
      </text:list-level-style-number>
      <text:list-level-style-number text:level="3" text:style-name="Numbering_20_Symbols" loext:num-list-format="#%3%" style:num-prefix="#" style:num-format="1">
        <style:list-level-properties text:space-before="1.905cm" text:min-label-width="0.7cm"/>
      </text:list-level-style-number>
      <text:list-level-style-number text:level="4" text:style-name="Numbering_20_Symbols" loext:num-list-format="#%4%" style:num-prefix="#" style:num-format="1">
        <style:list-level-properties text:space-before="2.54cm" text:min-label-width="0.7cm"/>
      </text:list-level-style-number>
      <text:list-level-style-number text:level="5" text:style-name="Numbering_20_Symbols" loext:num-list-format="#%5%" style:num-prefix="#" style:num-format="1">
        <style:list-level-properties text:space-before="3.175cm" text:min-label-width="0.7cm"/>
      </text:list-level-style-number>
      <text:list-level-style-number text:level="6" text:style-name="Numbering_20_Symbols" loext:num-list-format="#%6%" style:num-prefix="#" style:num-format="1">
        <style:list-level-properties text:space-before="3.81cm" text:min-label-width="0.7cm"/>
      </text:list-level-style-number>
      <text:list-level-style-number text:level="7" text:style-name="Numbering_20_Symbols" loext:num-list-format="#%7%" style:num-prefix="#" style:num-format="1">
        <style:list-level-properties text:space-before="4.445cm" text:min-label-width="0.7cm"/>
      </text:list-level-style-number>
      <text:list-level-style-number text:level="8" text:style-name="Numbering_20_Symbols" loext:num-list-format="#%8%" style:num-prefix="#" style:num-format="1">
        <style:list-level-properties text:space-before="5.08cm" text:min-label-width="0.7cm"/>
      </text:list-level-style-number>
      <text:list-level-style-number text:level="9" text:style-name="Numbering_20_Symbols" loext:num-list-format="#%9%" style:num-prefix="#" style:num-format="1">
        <style:list-level-properties text:space-before="5.715cm" text:min-label-width="0.7cm"/>
      </text:list-level-style-number>
      <text:list-level-style-number text:level="10" text:style-name="Numbering_20_Symbols" loext:num-list-format="#%10%" style:num-prefix="#" style:num-format="1">
        <style:list-level-properties text:space-before="6.35cm" text:min-label-width="0.7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4.801cm" fo:page-height="10.5cm" style:num-format="1" style:print-orientation="landscape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Envelope" style:page-layout-name="Mpm3" draw:style-name="Mdp1"/>
    <style:master-page style:name="HTML" style:page-layout-name="Mpm4" draw:style-name="Mdp1"/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Dev/26.8.0.0.alpha0$Linux_X86_64 LibreOffice_project/cdcf74db49129a3c24f41e367e2a8052ddfee1a1</meta:generator>
    <meta:initial-creator>Bettina Haberer</meta:initial-creator>
    <meta:creation-date>2007-11-15T14:00:07</meta:creation-date>
    <dc:date>2026-03-03T14:39:27.609825195</dc:date>
    <meta:editing-cycles>328</meta:editing-cycles>
    <meta:editing-duration>P1DT12H5M1S</meta:editing-duration>
    <meta:document-statistic meta:table-count="1" meta:image-count="0" meta:object-count="0" meta:page-count="1" meta:paragraph-count="6" meta:word-count="18" meta:character-count="234" meta:non-whitespace-character-count="223"/>
    <meta:user-defined meta:name="Info 1"/>
    <meta:user-defined meta:name="Info 2"/>
    <meta:user-defined meta:name="Info 3"/>
    <meta:user-defined meta:name="Info 4"/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55" dlg:top="89" dlg:width="195" dlg:height="76" dlg:closeable="true" dlg:moveable="true">
  <dlg:bulletinboard>
    <dlg:button dlg:id="cmdyes" dlg:tab-index="1" dlg:left="35" dlg:top="57" dlg:width="50" dlg:height="14" dlg:tag="1" dlg:value="~Ja">
      <script:event script:event-name="on-performaction" script:macro-name="vnd.sun.star.script:Standard.AutoTexts.SetupAutomaticUpdateFile?language=Basic&amp;location=document" script:language="Script"/>
    </dlg:button>
    <dlg:button dlg:id="cmdNo" dlg:tab-index="2" dlg:left="111" dlg:top="57" dlg:width="50" dlg:height="14" dlg:tag="0" dlg:value="Nein">
      <script:event script:event-name="on-performaction" script:macro-name="vnd.sun.star.script:Standard.AutoTexts.SetupAutomaticUpdateFile?language=Basic&amp;location=document" script:language="Script"/>
    </dlg:button>
    <dlg:checkbox dlg:id="chckGetUpdateAutomatically" dlg:tab-index="3" dlg:left="10" dlg:top="44" dlg:width="128" dlg:height="14" dlg:value="Perform update automaticallay in background" dlg:checked="true"/>
    <dlg:text dlg:id="lblHint" dlg:tab-index="0" dlg:left="6" dlg:top="8" dlg:width="186" dlg:height="32" dlg:value="A new version of the Specification Template and its AutoTexts is available.&#10;Do you want to update these custom entries from the internet?&quot;" dlg:multiline="true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